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1.755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866cm" fo:min-width="2.982cm" fo:padding-top="0.075cm" fo:padding-bottom="0.075cm" fo:padding-left="0.075cm" fo:padding-right="0.0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2.136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1.247cm" fo:padding-top="0.075cm" fo:padding-bottom="0.075cm" fo:padding-left="0.075cm" fo:padding-right="0.0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1.501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1.753cm" fo:padding-top="0.075cm" fo:padding-bottom="0.075cm" fo:padding-left="0.075cm" fo:padding-right="0.075cm" fo:wrap-option="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866cm" fo:min-width="2.9cm" fo:padding-top="0.075cm" fo:padding-bottom="0.075cm" fo:padding-left="0.075cm" fo:padding-right="0.075cm" fo:wrap-option="wrap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916cm" fo:min-width="4.988cm" fo:padding-top="0.075cm" fo:padding-bottom="0.075cm" fo:padding-left="0.075cm" fo:padding-right="0.075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draw:auto-grow-height="true" draw:auto-grow-width="true" fo:min-height="0.48cm" fo:min-width="2.233cm" fo:padding-top="0.05cm" fo:padding-bottom="0.05cm" fo:padding-left="0.05cm" fo:padding-right="0.05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draw:auto-grow-height="true" draw:auto-grow-width="true" fo:min-height="0.959cm" fo:min-width="3.964cm" fo:padding-top="0.05cm" fo:padding-bottom="0.05cm" fo:padding-left="0.05cm" fo:padding-right="0.05cm" fo:wrap-option="wrap"/>
      <style:paragraph-properties style:writing-mode="lr-tb"/>
    </style:style>
    <style:style style:name="gr11" style:family="graphic" style:parent-style-name="objectwithoutfill">
      <style:graphic-properties svg:stroke-color="#bf0041" draw:marker-start="" draw:marker-end="Arrow2" draw:marker-end-width="0.2cm" draw:fill="solid" draw:textarea-vertical-align="middle"/>
    </style:style>
    <style:style style:name="gr12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15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1.451cm" fo:padding-top="0.075cm" fo:padding-bottom="0.075cm" fo:padding-left="0.075cm" fo:padding-right="0.0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ebee"/>
      <style:paragraph-properties fo:text-align="center" style:writing-mode="lr-tb"/>
    </style:style>
    <style:style style:name="P3" style:family="paragraph">
      <loext:graphic-properties draw:fill-color="#fffde7"/>
      <style:paragraph-properties fo:text-align="center" style:writing-mode="lr-tb"/>
    </style:style>
    <style:style style:name="P4" style:family="paragraph">
      <loext:graphic-properties draw:fill-color="#e3f2fd"/>
      <style:paragraph-properties fo:text-align="center" style:writing-mode="lr-tb"/>
    </style:style>
    <style:style style:name="P5" style:family="paragraph">
      <loext:graphic-properties draw:fill-color="#e8f5e9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color="#bf0041" fo:font-style="italic" style:font-style-asian="italic" style:font-style-complex="italic"/>
    </style:style>
    <style:style style:name="P8" style:family="paragraph">
      <loext:graphic-properties draw:fill="solid"/>
      <style:paragraph-properties fo:text-align="center"/>
      <style:text-properties fo:color="#bf0041"/>
    </style:style>
    <style:style style:name="P9" style:family="paragraph">
      <loext:graphic-properties draw:fill="solid" draw:fill-color="#77bc65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f0041" fo:font-style="italic" style:font-style-asian="italic" style:font-style-complex="italic"/>
    </style:style>
    <style:style style:name="T4" style:family="text">
      <style:text-properties fo:color="#800080"/>
    </style:style>
    <style:style style:name="T5" style:family="text">
      <style:text-properties fo:color="#8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016cm" svg:x="3.302cm" svg:y="0.795cm">
          <text:p text:style-name="P1">address<text:line-break/>of <text:span text:style-name="T1">DOC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32cm" svg:height="1.016cm" svg:x="0.17cm" svg:y="0.795cm">
          <text:p text:style-name="P1">8 <text:span text:style-name="T1">CONSTANT</text:span> 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1.016cm" svg:x="11.684cm" svg:y="3.30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397cm" svg:height="1.016cm" svg:x="6.808cm" svg:y="0.795cm">
          <text:p text:style-name="P1">CFA of<text:line-break/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51cm" svg:height="1.016cm" svg:x="8.205cm" svg:y="0.795cm">
          <text:p text:style-name="P1">CFA of (<text:span text:style-name="T1">;CODE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3cm" svg:height="1.016cm" svg:x="9.781cm" svg:y="3.3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5cm" svg:height="1.016cm" svg:x="6.731cm" svg:y="3.302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8cm" svg:height="1.016cm" svg:x="9.856cm" svg:y="0.795cm">
          <text:p text:style-name="P1">LDD 2,X     PSHU D     NEXT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333cm" svg:height="0.58cm" svg:x="6.299cm" svg:y="1.967cm">
          <draw:text-box>
            <text:p text:style-name="P6"><text:span text:style-name="T3">high level part</text:span></text:p>
          </draw:text-box>
        </draw:frame>
        <draw:frame draw:style-name="gr10" draw:text-style-name="P7" draw:layer="layout" svg:width="4.064cm" svg:height="1.059cm" svg:x="10.414cm" svg:y="1.862cm">
          <draw:text-box>
            <text:p text:style-name="P6"><text:span text:style-name="T3">machine code</text:span><text:span text:style-name="T3"><text:line-break/></text:span><text:span text:style-name="T3">fragment</text:span></text:p>
          </draw:text-box>
        </draw:frame>
        <draw:line draw:style-name="gr11" draw:text-style-name="P8" draw:layer="layout" svg:x1="6.096cm" svg:y1="2.293cm" svg:x2="5.207cm" svg:y2="2.293cm">
          <text:p/>
        </draw:line>
        <draw:line draw:style-name="gr11" draw:text-style-name="P8" draw:layer="layout" svg:x1="11.176cm" svg:y1="2.293cm" svg:x2="9.855cm" svg:y2="2.293cm">
          <text:p/>
        </draw:line>
        <draw:line draw:style-name="gr11" draw:text-style-name="P8" draw:layer="layout" svg:x1="8.839cm" svg:y1="2.294cm" svg:x2="9.855cm" svg:y2="2.288cm">
          <text:p/>
        </draw:line>
        <draw:line draw:style-name="gr11" draw:text-style-name="P8" draw:layer="layout" svg:x1="13.716cm" svg:y1="2.293cm" svg:x2="14.986cm" svg:y2="2.293cm">
          <text:p/>
        </draw:line>
        <draw:line draw:style-name="gr12" draw:text-style-name="P9" draw:layer="layout" svg:x1="10.795cm" svg:y1="3.81cm" svg:x2="10.795cm" svg:y2="1.811cm">
          <text:p/>
        </draw:line>
        <draw:line draw:style-name="gr13" draw:text-style-name="P10" draw:layer="layout" svg:x1="9.855cm" svg:y1="0.388cm" svg:x2="9.855cm" svg:y2="2.547cm">
          <text:p/>
        </draw:line>
        <draw:frame draw:style-name="gr14" draw:text-style-name="P11" draw:layer="layout" svg:width="2.032cm" svg:height="0.58cm" svg:x="10.033cm" svg:y="0.152cm">
          <draw:text-box>
            <text:p><text:span text:style-name="T4">“</text:span><text:span text:style-name="T5">DOCON</text:span><text:span text:style-name="T4">”</text:span></text:p>
          </draw:text-box>
        </draw:frame>
        <draw:line draw:style-name="gr15" draw:text-style-name="P10" draw:layer="layout" svg:x1="10.236cm" svg:y1="4.318cm" svg:x2="9.906cm" svg:y2="4.953cm">
          <text:p/>
        </draw:line>
        <draw:frame draw:style-name="gr16" draw:text-style-name="P11" draw:layer="layout" svg:width="7.62cm" svg:height="0.58cm" svg:x="6.477cm" svg:y="4.953cm">
          <draw:text-box>
            <text:p><text:span text:style-name="T4">W (6809’s X register) when </text:span><text:span text:style-name="T5">DOCON</text:span><text:span text:style-name="T4"> entered</text:span></text:p>
          </draw:text-box>
        </draw:frame>
        <draw:custom-shape draw:style-name="gr17" draw:text-style-name="P4" draw:layer="layout" svg:width="1.601cm" svg:height="1.016cm" svg:x="5.207cm" svg:y="0.795cm">
          <text:p text:style-name="P1">CFA of<text:line-break/><text:span text:style-name="T1">CREA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9:18:46.391681930</dc:date>
    <meta:editing-duration>PT1H43M56S</meta:editing-duration>
    <meta:editing-cycles>12</meta:editing-cycles>
    <meta:generator>LibreOffice/6.4.7.2$Linux_X86_64 LibreOffice_project/40$Build-2</meta:generator>
    <meta:document-statistic meta:object-count="20"/>
  </office:meta>
</office:document-meta>
</file>